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2024-02-20 22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2023-01-30 23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2022-01-31 18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2021-07-02 14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2021-04-20 15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2021-01-27 22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2020-01-09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2019-01-15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2018-01-30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2017-01-30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2016-01-26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2015-01-21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2014-01-14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2013-01-29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2012-01-25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2011-02-14 2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2010-01-26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2009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2008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2007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2006-0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2005-0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2004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2003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2002-0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2001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2000-0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99-0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98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97-03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96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95-03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94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93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92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91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90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89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88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87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86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85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84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83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82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81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80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79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75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75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73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71-1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69-1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69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69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69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69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68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68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68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68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66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64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64-07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64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64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63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63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63-04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63-0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62-08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62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62-03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61-1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61-07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61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60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60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60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60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60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59-10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59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59-03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58-12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58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58-07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58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57-1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57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57-07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57-03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57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56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56-09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56-08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56-07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56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56-05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56-04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56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56-0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55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55-1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55-1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55-10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55-09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55-08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55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55-06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55-05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55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55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55-0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55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54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54-1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54-10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54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54-08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54-07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54-06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54-05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54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54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54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53-1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53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53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53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53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53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53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53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53-05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53-04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53-03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53-0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53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52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52-1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52-10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52-09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52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52-07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52-06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52-05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52-04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52-03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52-0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52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51-1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51-1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51-10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51-09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51-08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51-07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51-06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51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51-04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51-03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51-0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51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50-1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50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50-10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50-09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50-08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50-07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50-06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50-05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50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50-03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50-0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50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49-1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49-1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49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49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49-08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49-07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49-06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49-05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49-04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49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49-0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49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400105513001</text:p>
          </table:table-cell>
          <table:table-cell office:value-type="string" calcext:value-type="string">
            <text:p>1948-1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38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976" meta:object-count="0"/>
    <meta:user-defined meta:name="AppVersion">3.0</meta:user-defined>
  </office:meta>
</office:document-meta>
</file>